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crustar bloques de código en WordPress con Urvanov</text:p>
      <text:h text:style-name="Heading_20_1" text:outline-level="1">La utilidad de los bloques de código en entradas de WordPress</text:h>
      <text:p text:style-name="Text_20_body">En el área de desarrollo de software muchas veces se desea compartir la información </text:p>
      <text:h text:style-name="Heading_20_1" text:outline-level="1">¿Por qué Urvanov?</text:h>
      <text:h text:style-name="Heading_20_1" text:outline-level="1">Proceso de instalación</text:h>
      <text:h text:style-name="Heading_20_1" text:outline-level="1">Configuración básica</text:h>
      <text:h text:style-name="Heading_20_1" text:outline-level="1">Plugins alternativos a Urvanov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14:00:32.210494171</meta:creation-date>
    <meta:generator>LibreOffice/7.2.3.1$Linux_X86_64 LibreOffice_project/7b257967b9cd574cb72598999edde852baa10d80</meta:generator>
    <dc:date>2021-11-22T14:28:51.701443612</dc:date>
    <meta:editing-duration>PT18M9S</meta:editing-duration>
    <meta:editing-cycles>3</meta:editing-cycles>
    <meta:document-statistic meta:table-count="0" meta:image-count="0" meta:object-count="0" meta:page-count="1" meta:paragraph-count="7" meta:word-count="45" meta:character-count="286" meta:non-whitespace-character-count="247"/>
  </office:meta>
</office:document-meta>
</file>